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728in"/>
    </style:style>
    <style:style style:name="co3" style:family="table-column">
      <style:table-column-properties fo:break-before="auto" style:column-width="2.498in"/>
    </style:style>
    <style:style style:name="co4" style:family="table-column">
      <style:table-column-properties fo:break-before="auto" style:column-width="1.225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772in"/>
    </style:style>
    <style:style style:name="co8" style:family="table-column">
      <style:table-column-properties fo:break-before="auto" style:column-width="3.9772in"/>
    </style:style>
    <style:style style:name="co9" style:family="table-column">
      <style:table-column-properties fo:break-before="auto" style:column-width="3.0799in"/>
    </style:style>
    <style:style style:name="co10" style:family="table-column">
      <style:table-column-properties fo:break-before="auto" style:column-width="4.0882in"/>
    </style:style>
    <style:style style:name="co11" style:family="table-column">
      <style:table-column-properties fo:break-before="auto" style:column-width="2.0256in"/>
    </style:style>
    <style:style style:name="co12" style:family="table-column">
      <style:table-column-properties fo:break-before="auto" style:column-width="1.5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0000"/>
      <style:text-properties fo:color="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User (other)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(other)</text:span> / Profile</text:p>
          </table:table-cell>
          <table:table-cell office:value-type="string" calcext:value-type="string">
            <text:p>CRE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(other)</text:span> / Profile / References</text:p>
          </table:table-cell>
          <table:table-cell office:value-type="string" calcext:value-type="string">
            <text:p>CRE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(other)</text:span> / Profile / Tagsets</text:p>
          </table:table-cell>
          <table:table-cell office:value-type="string" calcext:value-type="string">
            <text:p>CRE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User Self</text:p>
          </table:table-cell>
          <table:table-cell table:style-name="ce5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User 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</text:span> / Profil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</text:span> / Profile / 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ub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</text:span>)  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HALLENGE</text:p>
          </table:table-cell>
          <table:table-cell table:style-name="ce9"/>
          <table:table-cell table:number-columns-repeated="2" table:style-name="ce13" office:value-type="string" calcext:value-type="string">
            <text:p>Yes</text:p>
          </table:table-cell>
          <table:table-cell table:style-name="ce9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 </text:span>/ Community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Community / Appl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Community / Commun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Community / Communication / Discuss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Community / Communication / Updat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 </text:span>/ Collabor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</text:span> / Collaboration / Rel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<text:span text:style-name="T1">Hub (Private)  </text:span>/ Collaboration / Callou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 </text:span>/ Collaboration / Callout / Aspec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 </text:span>/ Collaboration / Callout / Canva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 </text:span>/ Collaboration / Callout / Commen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Templat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Templates / Aspec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Templates / Lifecycl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Templates / Canva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P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PUBLIC HUB</text:p>
          </table:table-cell>
          <table:table-cell table:style-name="ce5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<text:span text:style-name="T1">Hub (Public</text:span>)  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mmunity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Community / Appl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Community / Commun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Community / Communication / Discuss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Community / Communication / Updat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llabor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</text:span> / Collaboration / Relation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<text:span text:style-name="T1">Hub (Public)  </text:span>/ Collaboration / Callou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llaboration / Callout / Aspec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llaboration / Callout / Canva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llaboration / Callout / Comment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Templat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Templates / Aspec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Templates / Lifecycle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Templates / Canva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Preferenc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</table:table>
      <table:table table:name="Organiza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table:style-name="Default"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Organiz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Profil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Profile / 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Profile / Tagse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Verif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P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</table:table>
      <table:table table:name="Grant-Revoke" table:style-name="ta1">
        <table:table-column table:style-name="co1" table:number-columns-repeated="3" table:default-cell-style-name="Default"/>
        <table:table-column table:style-name="co9" table:default-cell-style-name="ce4"/>
        <table:table-column table:style-name="co4" table:default-cell-style-name="ce9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number-columns-repeated="3"/>
          <table:table-cell table:style-name="Default" office:value-type="string" calcext:value-type="string">
            <text:p>entity</text:p>
          </table:table-cell>
          <table:table-cell table:style-name="Default"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table:style-name="Default" office:value-type="string" calcext:value-type="string">
            <text:p>_GlobalAdminHubs_</text:p>
          </table:table-cell>
          <table:table-cell table:style-name="Default"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nt user Global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voke user Global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nt user GlobalCommunity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voke user GlobalCommunity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nt user GlobalHub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voke user GlobalCommunity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</table:table>
      <table:table table:name="Challenge" table:style-name="ta1">
        <table:table-column table:style-name="co1" table:number-columns-repeated="3" table:default-cell-style-name="Default"/>
        <table:table-column table:style-name="co10" table:default-cell-style-name="Default"/>
        <table:table-column table:style-name="co3" table:default-cell-style-name="ce3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Challenge (Private) <text:s/>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INNOVATION_FLOW</text:p>
          </table:table-cell>
          <table:table-cell/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8">
            <text:p>Challenge (Private) <text:s/>/ Community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 (not parent member)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 (not parent member)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INNOVATION_FLOW</text:p>
          </table:table-cell>
          <table:table-cell office:value-type="string" calcext:value-type="string">
            <text:p>no test as above fails</text:p>
          </table:table-cell>
          <table:table-cell table:number-columns-repeated="3"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rivate) <text:s/>/ Community / Appl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rivate) <text:s/>/ Community / Commun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rivate) <text:s/>/ Community / Communication / Discuss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rivate) <text:s/>/ Community / Communication / Updat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rivate) <text:s/>/ Collabor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rivate) <text:s/>/ Collaboration / Rel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Challenge (Private) <text:s/>/ Collaboration / Callou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rivate) <text:s/>/ Collaboration / Callout / Aspec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rivate) <text:s/>/ Collaboration / Callout / Canva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rivate) <text:s/>/ Collaboration / Callout / Commen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rivate) <text:s/>/ P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PUBLIC Challenge</text:p>
          </table:table-cell>
          <table:table-cell table:style-name="ce5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Challenge (Public) <text:s/>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mmunity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table:style-name="ce9" office:value-type="string" calcext:value-type="string">
            <text:p>No (not parent member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table:style-name="ce9" office:value-type="string" calcext:value-type="string">
            <text:p>No (not parent member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Community / Appl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Community / Commun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Community / Communication / Discuss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Community / Communication / Updat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 / Relation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Challenge (Public) <text:s/>/ Collaboration / Callou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 / Callout / Aspec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 / Callout / Canva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 / Callout / Comment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Preferenc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</table:table>
      <table:table table:name="Opportunity" table:style-name="ta1">
        <table:table-column table:style-name="co1" table:number-columns-repeated="3" table:default-cell-style-name="Default"/>
        <table:table-column table:style-name="co10" table:default-cell-style-name="Default"/>
        <table:table-column table:style-name="co3" table:default-cell-style-name="ce3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Opportunity (Private) <text:s/>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INNOVATION_FLOW</text:p>
          </table:table-cell>
          <table:table-cell/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rivate) <text:s/>/ Community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rivate) <text:s/>/ Community / Commun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rivate) <text:s/>/ Community / Communication / Discuss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rivate) <text:s/>/ Community / Communication / Updat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rivate) <text:s/>/ Collabor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rivate) <text:s/>/ Collaboration / Rel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Opportunity (Private) <text:s/>/ Collaboration / Callou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rivate) <text:s/>/ Collaboration / Callout / Aspec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rivate) <text:s/>/ Collaboration / Callout / Canva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rivate) <text:s/>/ Collaboration / Callout / Commen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PUBLIC Opportunity</text:p>
          </table:table-cell>
          <table:table-cell table:style-name="ce5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mmunity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table:style-name="ce9" office:value-type="string" calcext:value-type="string">
            <text:p>No (not parent member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table:style-name="ce9" office:value-type="string" calcext:value-type="string">
            <text:p>No (not parent member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Community / Commun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Community / Communication / Discuss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Community / Communication / Updat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llabor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Collaboration / Rel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Opportunity (Public) <text:s/>/ Collaboration / Callou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llaboration / Callout / Aspec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llaboration / Callout / Canva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llaboration / Callout / Comment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Preferenc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0:12:55.108453153</meta:creation-date>
    <meta:editing-duration>PT8H15M33S</meta:editing-duration>
    <meta:editing-cycles>70</meta:editing-cycles>
    <meta:generator>LibreOffice/7.3.6.2$Linux_X86_64 LibreOffice_project/30$Build-2</meta:generator>
    <dc:date>2022-10-07T15:14:11.751490007</dc:date>
    <meta:document-statistic meta:table-count="6" meta:cell-count="1984" meta:object-count="0"/>
  </office:meta>
</office:document-meta>
</file>